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Replace if else in executeOperations() with switch and instructions names with defined ints like: “#define egm_all 0; #define egm_first 1”.</text:p>
      <text:p text:style-name="Standard">-Use ++iterator – it’s faster.<text:s/></text:p>
      <text:p text:style-name="Standard">-Use<text:s/>“const &amp;”<text:s/>on every OBJECT (not variable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Load fonts from script.</text:p>
      <text:p text:style-name="Standard">-Use<text:s/>translateToAllegroKey.</text:p>
      <text:p text:style-name="Standard">-Remove ancestor::createButton method.</text:p>
      <text:p text:style-name="Standard">-Add “print” instruction - logging system with filters and colors.</text:p>
      <text:p text:style-name="Standard">-Go through every module and ask the question: can events modify everything?<text:s/></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Standard">-Add gifs.</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10-22T20:04:00Z</dc:date>
    <meta:template xlink:href="Normal.dotm" xlink:type="simple"/>
    <meta:editing-cycles>684</meta:editing-cycles>
    <meta:editing-duration>PT1246080S</meta:editing-duration>
    <meta:document-statistic meta:page-count="5" meta:paragraph-count="22" meta:word-count="1697" meta:character-count="11354" meta:row-count="80" meta:non-whitespace-character-count="9679"/>
  </office:meta>
</office:document-meta>
</file>